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d6b2" officeooo:paragraph-rsid="0017d6b2"/>
    </style:style>
    <style:style style:name="P2" style:family="paragraph" style:parent-style-name="Standard">
      <style:text-properties officeooo:rsid="0017d6b2" officeooo:paragraph-rsid="0011de57"/>
    </style:style>
    <style:style style:name="P3" style:family="paragraph" style:parent-style-name="Standard">
      <style:text-properties officeooo:rsid="001aad1e" officeooo:paragraph-rsid="001aad1e"/>
    </style:style>
    <style:style style:name="P4" style:family="paragraph" style:parent-style-name="Standard">
      <style:text-properties officeooo:rsid="001bcaa3" officeooo:paragraph-rsid="001bcaa3"/>
    </style:style>
    <style:style style:name="P5" style:family="paragraph" style:parent-style-name="Standard">
      <style:text-properties officeooo:rsid="001cd1a4" officeooo:paragraph-rsid="001cd1a4"/>
    </style:style>
    <style:style style:name="P6" style:family="paragraph" style:parent-style-name="Standard">
      <style:text-properties officeooo:rsid="001e9aec" officeooo:paragraph-rsid="001e9aec"/>
    </style:style>
    <style:style style:name="P7" style:family="paragraph" style:parent-style-name="Standard">
      <style:text-properties officeooo:rsid="0020ff03" officeooo:paragraph-rsid="0020ff03"/>
    </style:style>
    <style:style style:name="P8" style:family="paragraph" style:parent-style-name="Standard">
      <style:text-properties officeooo:rsid="0020ff03" officeooo:paragraph-rsid="0039a05c"/>
    </style:style>
    <style:style style:name="P9" style:family="paragraph" style:parent-style-name="Standard">
      <style:text-properties officeooo:rsid="00217f50" officeooo:paragraph-rsid="00217f50"/>
    </style:style>
    <style:style style:name="P10" style:family="paragraph" style:parent-style-name="Standard">
      <style:text-properties officeooo:rsid="00217f50" officeooo:paragraph-rsid="0026d898"/>
    </style:style>
    <style:style style:name="P11" style:family="paragraph" style:parent-style-name="Standard">
      <style:text-properties officeooo:rsid="00217f50" officeooo:paragraph-rsid="0039a05c"/>
    </style:style>
    <style:style style:name="P12" style:family="paragraph" style:parent-style-name="Standard">
      <style:text-properties officeooo:rsid="0022c17c" officeooo:paragraph-rsid="0022c17c"/>
    </style:style>
    <style:style style:name="P13" style:family="paragraph" style:parent-style-name="Standard">
      <style:text-properties officeooo:rsid="00244c87" officeooo:paragraph-rsid="00244c87"/>
    </style:style>
    <style:style style:name="P14" style:family="paragraph" style:parent-style-name="Standard">
      <style:text-properties officeooo:rsid="0024ee0b" officeooo:paragraph-rsid="0024ee0b"/>
    </style:style>
    <style:style style:name="P15" style:family="paragraph" style:parent-style-name="Standard">
      <style:text-properties officeooo:rsid="0011de57" officeooo:paragraph-rsid="0026d898"/>
    </style:style>
    <style:style style:name="P16" style:family="paragraph" style:parent-style-name="Standard">
      <style:text-properties officeooo:rsid="0011de57" officeooo:paragraph-rsid="0039a05c"/>
    </style:style>
    <style:style style:name="P17" style:family="paragraph" style:parent-style-name="Standard">
      <style:text-properties fo:font-style="italic" officeooo:rsid="0011de57" officeooo:paragraph-rsid="0026d898" style:font-style-asian="italic" style:font-style-complex="italic"/>
    </style:style>
    <style:style style:name="P18" style:family="paragraph" style:parent-style-name="Standard">
      <style:text-properties fo:font-style="italic" officeooo:rsid="00134afc" officeooo:paragraph-rsid="0026d898" style:font-style-asian="italic" style:font-style-complex="italic"/>
    </style:style>
    <style:style style:name="P19" style:family="paragraph" style:parent-style-name="Standard">
      <style:text-properties fo:font-style="italic" officeooo:rsid="0026d898" officeooo:paragraph-rsid="0026d898" style:font-style-asian="italic" style:font-style-complex="italic"/>
    </style:style>
    <style:style style:name="P20" style:family="paragraph" style:parent-style-name="Standard">
      <style:text-properties officeooo:rsid="0026d898" officeooo:paragraph-rsid="0026d898"/>
    </style:style>
    <style:style style:name="P21" style:family="paragraph" style:parent-style-name="Standard">
      <style:paragraph-properties fo:break-before="page"/>
      <style:text-properties fo:font-style="italic" officeooo:rsid="0026d898" officeooo:paragraph-rsid="0026d898" style:font-style-asian="italic" style:font-style-complex="italic"/>
    </style:style>
    <style:style style:name="P22" style:family="paragraph" style:parent-style-name="Standard">
      <style:paragraph-properties fo:break-before="page"/>
      <style:text-properties officeooo:rsid="0017d6b2" officeooo:paragraph-rsid="0017d6b2"/>
    </style:style>
    <style:style style:name="P23" style:family="paragraph" style:parent-style-name="Standard" style:master-page-name="">
      <style:paragraph-properties fo:margin-left="0in" fo:margin-right="0in" fo:margin-top="0in" fo:margin-bottom="0.0598in" loext:contextual-spacing="false" fo:text-align="justify" style:justify-single-word="false" fo:hyphenation-ladder-count="no-limit" fo:text-indent="0.2in" style:auto-text-indent="false" style:page-number="auto"/>
      <style:text-properties fo:font-style="normal" officeooo:rsid="002736ba" officeooo:paragraph-rsid="002736ba" style:font-style-asian="normal" style:font-style-complex="normal" fo:hyphenate="true" fo:hyphenation-remain-char-count="2" fo:hyphenation-push-char-count="2"/>
    </style:style>
    <style:style style:name="P24" style:family="paragraph" style:parent-style-name="Standard">
      <style:paragraph-properties fo:margin-left="0in" fo:margin-right="0in" fo:margin-top="0in" fo:margin-bottom="0.0598in" loext:contextual-spacing="false" fo:text-align="justify" style:justify-single-word="false" fo:hyphenation-ladder-count="no-limit" fo:text-indent="0.2in" style:auto-text-indent="false"/>
      <style:text-properties fo:font-style="normal" officeooo:rsid="002736ba" officeooo:paragraph-rsid="002736ba" style:font-style-asian="normal" style:font-style-complex="normal"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9c5fc" officeooo:paragraph-rsid="002c45f9"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a639d" officeooo:paragraph-rsid="002a639d"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1cd1a4" officeooo:paragraph-rsid="002a639d"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bd83f" officeooo:paragraph-rsid="002bd83f"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c45f9" officeooo:paragraph-rsid="002c45f9"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dd11b" officeooo:paragraph-rsid="002dd11b"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0a938"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0a938" officeooo:paragraph-rsid="0031f884"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1f884" officeooo:paragraph-rsid="0031f884"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3d8cb" officeooo:paragraph-rsid="0033d8cb"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4ec6c" officeooo:paragraph-rsid="0034ec6c"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62989"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62989" officeooo:paragraph-rsid="003782b8"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782b8" officeooo:paragraph-rsid="003782b8"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71a3" officeooo:paragraph-rsid="003971a3"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9a05c" officeooo:paragraph-rsid="0039a05c"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11de57" officeooo:paragraph-rsid="0039a05c"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b37b1" officeooo:paragraph-rsid="003b37b1"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799in" style:auto-text-indent="false"/>
      <style:text-properties fo:font-style="normal" style:text-underline-style="none" officeooo:rsid="0033d8cb" officeooo:paragraph-rsid="0033d8cb" style:font-style-asian="normal" style:font-style-complex="normal"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c05ca" officeooo:paragraph-rsid="003c05ca" fo:hyphenate="true" fo:hyphenation-remain-char-count="2" fo:hyphenation-push-char-count="2"/>
    </style:style>
    <style:style style:name="P45" style:family="paragraph" style:parent-style-name="Footnote">
      <style:text-properties officeooo:rsid="002a639d" officeooo:paragraph-rsid="002a639d"/>
    </style:style>
    <style:style style:name="P46" style:family="paragraph" style:parent-style-name="Footnote">
      <style:text-properties officeooo:rsid="002dd11b" officeooo:paragraph-rsid="002dd11b"/>
    </style:style>
    <style:style style:name="P47" style:family="paragraph" style:parent-style-name="Footnote">
      <style:text-properties officeooo:rsid="002ef367" officeooo:paragraph-rsid="002ef367"/>
    </style:style>
    <style:style style:name="P48" style:family="paragraph" style:parent-style-name="Footnote">
      <style:text-properties officeooo:rsid="0030a938" officeooo:paragraph-rsid="0030a938"/>
    </style:style>
    <style:style style:name="P49" style:family="paragraph" style:parent-style-name="Footnote">
      <style:text-properties officeooo:rsid="00362989" officeooo:paragraph-rsid="00362989"/>
    </style:style>
    <style:style style:name="P50" style:family="paragraph" style:parent-style-name="Footnote">
      <style:text-properties officeooo:rsid="003782b8" officeooo:paragraph-rsid="003782b8"/>
    </style:style>
    <style:style style:name="P51" style:family="paragraph" style:parent-style-name="Footnote">
      <style:text-properties officeooo:rsid="003971a3" officeooo:paragraph-rsid="003971a3"/>
    </style:style>
    <style:style style:name="P52" style:family="paragraph" style:parent-style-name="Footnote">
      <style:text-properties officeooo:rsid="0039a05c" officeooo:paragraph-rsid="0039a05c"/>
    </style:style>
    <style:style style:name="P53" style:family="paragraph" style:parent-style-name="Footnote">
      <style:text-properties officeooo:rsid="003b37b1" officeooo:paragraph-rsid="003b37b1"/>
    </style:style>
    <style:style style:name="P54"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3c05ca" officeooo:paragraph-rsid="003ee356" fo:hyphenate="true" fo:hyphenation-remain-char-count="2" fo:hyphenation-push-char-count="2"/>
    </style:style>
    <style:style style:name="P55" style:family="paragraph" style:parent-style-name="Standard">
      <style:paragraph-properties fo:margin-left="0in" fo:margin-right="0in" fo:line-height="150%" fo:text-align="justify" style:justify-single-word="false" fo:hyphenation-ladder-count="no-limit" fo:text-indent="0.1799in" style:auto-text-indent="false"/>
      <style:text-properties officeooo:paragraph-rsid="0044c04e" fo:hyphenate="true" fo:hyphenation-remain-char-count="2" fo:hyphenation-push-char-count="2"/>
    </style:style>
    <style:style style:name="P56"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0b288" officeooo:paragraph-rsid="0040b288" fo:hyphenate="true" fo:hyphenation-remain-char-count="2" fo:hyphenation-push-char-count="2"/>
    </style:style>
    <style:style style:name="P57"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22437" officeooo:paragraph-rsid="00422437" fo:hyphenate="true" fo:hyphenation-remain-char-count="2" fo:hyphenation-push-char-count="2"/>
    </style:style>
    <style:style style:name="P58"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332b0" officeooo:paragraph-rsid="004332b0" fo:hyphenate="true" fo:hyphenation-remain-char-count="2" fo:hyphenation-push-char-count="2"/>
    </style:style>
    <style:style style:name="P59"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4c04e" officeooo:paragraph-rsid="0044c04e" fo:hyphenate="true" fo:hyphenation-remain-char-count="2" fo:hyphenation-push-char-count="2"/>
    </style:style>
    <style:style style:name="P60"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5fcbc" officeooo:paragraph-rsid="0045fcbc" fo:hyphenate="true" fo:hyphenation-remain-char-count="2" fo:hyphenation-push-char-count="2"/>
    </style:style>
    <style:style style:name="P61"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46d808" officeooo:paragraph-rsid="0046d808" fo:hyphenate="true" fo:hyphenation-remain-char-count="2" fo:hyphenation-push-char-count="2"/>
    </style:style>
    <style:style style:name="P62" style:family="paragraph" style:parent-style-name="Standard">
      <style:paragraph-properties fo:margin-left="0in" fo:margin-right="0in" fo:line-height="150%" fo:text-align="justify" style:justify-single-word="false" fo:hyphenation-ladder-count="no-limit" fo:text-indent="0.1799in" style:auto-text-indent="false"/>
      <style:text-properties officeooo:rsid="00217f50" officeooo:paragraph-rsid="0044c04e" fo:hyphenate="true" fo:hyphenation-remain-char-count="2" fo:hyphenation-push-char-count="2"/>
    </style:style>
    <style:style style:name="P63" style:family="paragraph" style:parent-style-name="Standard">
      <style:text-properties officeooo:rsid="0020ff03" officeooo:paragraph-rsid="0039a05c"/>
    </style:style>
    <style:style style:name="P64" style:family="paragraph" style:parent-style-name="Standard">
      <style:text-properties officeooo:rsid="00217f50" officeooo:paragraph-rsid="0039a05c"/>
    </style:style>
    <style:style style:name="P65" style:family="paragraph" style:parent-style-name="Quotations">
      <style:paragraph-properties fo:text-align="center" style:justify-single-word="false"/>
    </style:style>
    <style:style style:name="P66" style:family="paragraph" style:parent-style-name="Heading_20_1">
      <style:paragraph-properties fo:break-before="page"/>
    </style:style>
    <style:style style:name="P67" style:family="paragraph" style:parent-style-name="Footnote">
      <style:text-properties officeooo:rsid="003ee356" officeooo:paragraph-rsid="003ee356"/>
    </style:style>
    <style:style style:name="P68" style:family="paragraph" style:parent-style-name="Footnote">
      <style:text-properties officeooo:rsid="0040b288" officeooo:paragraph-rsid="0040b288"/>
    </style:style>
    <style:style style:name="P69" style:family="paragraph" style:parent-style-name="Footnote">
      <style:text-properties officeooo:rsid="00422437" officeooo:paragraph-rsid="00422437"/>
    </style:style>
    <style:style style:name="P70" style:family="paragraph" style:parent-style-name="Footnote">
      <style:text-properties officeooo:rsid="0044c04e" officeooo:paragraph-rsid="0044c04e"/>
    </style:style>
    <style:style style:name="P71" style:family="paragraph" style:parent-style-name="Footnote">
      <style:text-properties officeooo:rsid="0045fcbc" officeooo:paragraph-rsid="0045fcbc"/>
    </style:style>
    <style:style style:name="P72" style:family="paragraph" style:parent-style-name="Footnote">
      <style:text-properties officeooo:rsid="0046d808" officeooo:paragraph-rsid="0046d808"/>
    </style:style>
    <style:style style:name="P73" style:family="paragraph" style:parent-style-name="Footnote">
      <style:paragraph-properties fo:margin-left="0in" fo:margin-right="0in" fo:text-indent="0in" style:auto-text-indent="false"/>
      <style:text-properties officeooo:rsid="0047ac0d" officeooo:paragraph-rsid="0047ac0d"/>
    </style:style>
    <style:style style:name="T1" style:family="text">
      <style:text-properties officeooo:rsid="00134afc"/>
    </style:style>
    <style:style style:name="T2" style:family="text">
      <style:text-properties officeooo:rsid="001cd1a4"/>
    </style:style>
    <style:style style:name="T3" style:family="text">
      <style:text-properties officeooo:rsid="001e9aec"/>
    </style:style>
    <style:style style:name="T4" style:family="text">
      <style:text-properties officeooo:rsid="0020ff03"/>
    </style:style>
    <style:style style:name="T5" style:family="text">
      <style:text-properties officeooo:rsid="00217f50"/>
    </style:style>
    <style:style style:name="T6" style:family="text">
      <style:text-properties officeooo:rsid="00244c87"/>
    </style:style>
    <style:style style:name="T7" style:family="text">
      <style:text-properties officeooo:rsid="0024ee0b"/>
    </style:style>
    <style:style style:name="T8" style:family="text">
      <style:text-properties officeooo:rsid="00284ae0"/>
    </style:style>
    <style:style style:name="T9" style:family="text">
      <style:text-properties officeooo:rsid="002a639d"/>
    </style:style>
    <style:style style:name="T10" style:family="text">
      <style:text-properties officeooo:rsid="002bd83f"/>
    </style:style>
    <style:style style:name="T11" style:family="text">
      <style:text-properties officeooo:rsid="002c45f9"/>
    </style:style>
    <style:style style:name="T12" style:family="text">
      <style:text-properties officeooo:rsid="002dd11b"/>
    </style:style>
    <style:style style:name="T13" style:family="text">
      <style:text-properties officeooo:rsid="002ef367"/>
    </style:style>
    <style:style style:name="T14" style:family="text">
      <style:text-properties officeooo:rsid="0031f884"/>
    </style:style>
    <style:style style:name="T15" style:family="text">
      <style:text-properties officeooo:rsid="0033d8cb"/>
    </style:style>
    <style:style style:name="T16" style:family="text">
      <style:text-properties fo:font-style="italic"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33d8c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34afc" style:font-style-asian="normal" style:font-style-complex="normal"/>
    </style:style>
    <style:style style:name="T21" style:family="text">
      <style:text-properties fo:font-style="normal" officeooo:rsid="003ee356"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33d8cb" style:font-style-asian="normal" style:font-style-complex="normal"/>
    </style:style>
    <style:style style:name="T24" style:family="text">
      <style:text-properties fo:font-style="normal" style:text-underline-style="none" officeooo:rsid="00362989" style:font-style-asian="normal" style:font-style-complex="normal"/>
    </style:style>
    <style:style style:name="T25" style:family="text">
      <style:text-properties officeooo:rsid="0034ec6c"/>
    </style:style>
    <style:style style:name="T26" style:family="text">
      <style:text-properties officeooo:rsid="00362989"/>
    </style:style>
    <style:style style:name="T27" style:family="text">
      <style:text-properties officeooo:rsid="003782b8"/>
    </style:style>
    <style:style style:name="T28" style:family="text">
      <style:text-properties officeooo:rsid="003971a3"/>
    </style:style>
    <style:style style:name="T29" style:family="text">
      <style:text-properties officeooo:rsid="0039a05c"/>
    </style:style>
    <style:style style:name="T30" style:family="text">
      <style:text-properties officeooo:rsid="003b37b1"/>
    </style:style>
    <style:style style:name="T31" style:family="text">
      <style:text-properties officeooo:rsid="003ee356"/>
    </style:style>
    <style:style style:name="T32" style:family="text">
      <style:text-properties officeooo:rsid="004332b0"/>
    </style:style>
    <style:style style:name="T33" style:family="text">
      <style:text-properties officeooo:rsid="0044c04e"/>
    </style:style>
    <style:style style:name="T34" style:family="text">
      <style:text-properties officeooo:rsid="0045fcbc"/>
    </style:style>
    <style:style style:name="T35" style:family="text">
      <style:text-properties officeooo:rsid="0046d808"/>
    </style:style>
    <style:style style:name="T36" style:family="text">
      <style:text-properties officeooo:rsid="0047ac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liederung:</text:p>
      <text:p text:style-name="P2"/>
      <text:p text:style-name="P5">0. Kritische Theorie Adornheimers noch aktuell?</text:p>
      <text:p text:style-name="P5">- Vernunft im digitalen Zeitalter – Herrschaftsinstrument oder kritische Aufklärung?</text:p>
      <text:p text:style-name="P5">- Internet als zentrales Medium wandelt (auch ökonomische) Beziehungen</text:p>
      <text:p text:style-name="P5">- Bietet Platz für neue Reflektionskultur, Freiräume von der repressiven Egalität</text:p>
      <text:p text:style-name="P5">- <text:span text:style-name="T3">Aber für viele auch die neuen Grenzen eines Lebensraums</text:span></text:p>
      <text:p text:style-name="P6">1. Zentrale Kritik Adornheimers an Aufklärung</text:p>
      <text:p text:style-name="P6">unmöglich, das Werk komplett zu erfassen, Wahrnehmung ist immer Interpretation und Rosinenpickerei, <text:span text:style-name="T5">also Konzentration auf folgende Punkte:</text:span></text:p>
      <text:p text:style-name="P6">1.0 (antisemitische) Mythen</text:p>
      <text:p text:style-name="P6">- <text:span text:style-name="T12">Abgrenzung zum Mythos, Rückfall in den Mythos</text:span></text:p>
      <text:p text:style-name="P6">- <text:span text:style-name="T13">falsch: Mythos ist bereits Aufklärung, Aufklärung fällt in Mythos zurück</text:span></text:p>
      <text:p text:style-name="P6">- <text:span text:style-name="T13">mythisches Verhalten wichtig für Psyche, Aufklärung erfüllt eben dieses Bedürfnis</text:span></text:p>
      <text:p text:style-name="P6">- <text:span text:style-name="T13">gleichzeitig Merkmal des Antisemitismus, deswegen muss Aufklärung kritische Erkenntnis</text:span></text:p>
      <text:p text:style-name="P6">1.1 repressive Egalität, <text:span text:style-name="T4">objektive Veräußerung des individuellen subjektiven Wertes (auch bei Marx, Gorz, Heidegger, Nietzsche?)</text:span></text:p>
      <text:p text:style-name="P6"><text:span text:style-name="T4">( </text:span>1.2 <text:span text:style-name="T4">Konsequenz der Barbarei )</text:span></text:p>
      <text:p text:style-name="P6">2. Stimmt das im Internet noch?</text:p>
      <text:p text:style-name="P5">- Differenz/Äquivalenz/<text:span text:style-name="T3">Identitäts</text:span>-Dynamiken geschehen in erster Linie nach den sozialen Anforderungen/<text:span text:style-name="T3">Wirklichkeitskonstruktion</text:span>, nicht als <text:span text:style-name="T4">top-down </text:span>Gleichmachungsmechanismus</text:p>
      <text:p text:style-name="P5">- <text:span text:style-name="T5">In “Kulturindustrie” wird oft noch ein gleichmachender Akteur suggeriert, Entwicklung zeigt, dass Dynamiken dafür verantwortlich sind</text:span></text:p>
      <text:p text:style-name="P6">2.0 Freiräume im Netz</text:p>
      <text:p text:style-name="P6">- <text:span text:style-name="T4">Gorz: Multiaktivität, fragmentierte Gesellschaft, verschiedene Parallellwelten, keine Leitkultur?</text:span></text:p>
      <text:p text:style-name="P6">- <text:span text:style-name="T7">die Dritte Welle vs Kulturindustrie</text:span></text:p>
      <text:p text:style-name="P6">- <text:span text:style-name="T4">niedrige Grenzkosten tragen zur Dezentralisierung bei</text:span></text:p>
      <text:p text:style-name="P7">2.1 Der Mythos im Netz</text:p>
      <text:p text:style-name="P7">- <text:span text:style-name="T5">Internetpropaganda während der Flüchtlingskrise</text:span></text:p>
      <text:p text:style-name="P7">- <text:span text:style-name="T5">Verschwörungstheorien</text:span></text:p>
      <text:p text:style-name="P7">- <text:span text:style-name="T5">Quo vadis, Medienkompetenz?</text:span></text:p>
      <text:p text:style-name="P9">2.2 Informationsökonomie und repressive Egalität</text:p>
      <text:p text:style-name="P9">- die in 1.1 beobachtete Verobjektivierung der eigenen Qualitäten lässt sich als Quantifizierung begreifen und damit in Informationsökonomie wiederfinden</text:p>
      <text:p text:style-name="P9">- die 1/0-Erfassung der informatischen Übertragung quantifiziert das Selbst weiter und objektiviert</text:p>
      <text:p text:style-name="P9">- die Folgen dieses Prinzips, die digitale Identität, ist genauso von einem entfremdet wie Arbeit</text:p>
      <text:p text:style-name="P9">- <text:span text:style-name="T6">Dichotomie gesellschaftliche Beziehungen – persönliche Beziehungen: wie findet was in facebook statt?</text:span></text:p>
      <text:p text:style-name="P10">3. <text:span text:style-name="T1">Aufklärung wird demokratisiert und massentauglich</text:span></text:p>
      <text:p text:style-name="P15">- <text:span text:style-name="T1">Mehr Menschen Zugang <text:s/>zu Information und Kommunikation als jeher</text:span></text:p>
      <text:p text:style-name="P15">- <text:span text:style-name="T1">Technik muss ökonomischen Gesetzen gehorchen und im Sinne der instrumentellen Vernunft eingesetzt werden</text:span></text:p>
      <text:p text:style-name="P15">- <text:span text:style-name="T1">Internet ist das größte Herrschaftsinstrument der Welt</text:span></text:p>
      <text:p text:style-name="P7"/>
      <text:p text:style-name="P1"/>
      <text:h text:style-name="P66" text:outline-level="1"><text:span text:style-name="T9">0</text:span>. <text:span text:style-name="T29">Aktualität der</text:span> “Dialektik der Aufklärung <text:span text:style-name="T10">im digitalen Zeitalter</text:span></text:h>
      <text:p text:style-name="P25"/>
      <text:p text:style-name="P25"><text:span text:style-name="T25">Bis 1947</text:span>, also <text:span text:style-name="T25">kurz nachdem </text:span>die barbarischste Konsequenz, die die deutsche Identität je hatte, ihr Ende fand, <text:span text:style-name="T25">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5">die instrumentelle</text:span> Vernunft diese Entwicklungen bestimmt hatte.</text:p>
      <text:p text:style-name="P26">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26">Der kometenhafte Aufstieg gewisser Parteien, die Bereitschaft, mit der ihre Forderungen von etablierten Parteien übernommen werden, und das Aufbrechen des antifaschistischen Konsenses der vielbemühten “Mitte der Gesellschaft”, Rechten keinen Platz in der Öffentlichkeit zu gewähren<text:note text:id="ftn1" text:note-class="footnote"><text:note-citation>1</text:note-citation><text:note-body><text:p text:style-name="P45">In der Talkshow “Anne Will” sah man im Zeitraum ** mehr AfD-Politiker als Mitglieder der Opposition des Bundestags.</text:p></text:note-body></text:note>, wird es wieder notwendig, sich den Erkenntnissen Adornos und Horkheimers zu widmen.</text:p>
      <text:p text:style-name="P26">Wenn sich das Rad der Zeit nur im Kreis gedreht hätte, <text:span text:style-name="T10">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28">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28">Das Internet bietet neue Räume, die sich an viele Regeln des alten Spiels nicht halten müssen. Für viele bietet es Freiräume von <text:span text:style-name="T30">einer Kultur der “Normalität”</text:span>, und die Möglichkeit, neue Formen der Kultur zu etablieren, <text:span text:style-name="T30">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26">Ich möchte in dieser Hausarbeit prüfen, welche <text:span text:style-name="T11">Gedankengänge</text:span> <text:span text:style-name="T10">Adornos und Horkheimers im digitalen Zeitalter noch aktuell sind, und welche wir den Regeln des neuen Spiels, des digitalen Zeitalters anpassen müssen.</text:span></text:p>
      <text:p text:style-name="P27"/>
      <text:h text:style-name="Heading_20_1" text:outline-level="1">1. Zentrale Kritik Adorn<text:span text:style-name="T11">os und Hork</text:span>heimers an Aufklärung</text:h>
      <text:p text:style-name="P27"/>
      <text:p text:style-name="P29">In ihrem ersten Kapitel “Begriff der Aufklärung”, formulieren Adorno und Horkheimer ihre Kritik, verpackt in eine Definition. <text:span text:style-name="T12">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s Rezipiente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29"/>
      <text:h text:style-name="Heading_20_1" text:outline-level="1">1.0 <text:span text:style-name="T29">Mythos und Aufklärung</text:span></text:h>
      <text:p text:style-name="P29"/>
      <text:p text:style-name="P30">Ein zentraler Ansatz der beiden Autoren ist der, aufzuzeigen, wie Aufklärung bisher in Abgrenzung zum Mythos, beziehungsweise als Entzauberung des Mythos, gesehen wurde. Wo die <text:soft-page-break/>Mensch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46">Cunt, Was ist Aufklärung </text:p></text:note-body></text:note>. Aufklärung und Wissenschaft solle Licht in das Dunkel der Mythen bringen, die bisher zur Welterklärung benutzt wurden.</text:p>
      <text:p text:style-name="P30">Dies<text:span text:style-name="T13">e Auffassung von Aufklärung ist (nach Adorno und Horkheimer) verkürzt, weil schon die Definition von Mythos verkürzt ist. Sie geht in keinster Weise darauf ein, warum Menschen mythisch denken. Um näher darauf einzugehen, ist Blumenbergs “Arbeit am Mythos” erheblich hilfreicher: er geht von einem Absolutismus der Wirklichkeit aus, dass Menschen die ursprüngliche Erfahrung machen, ohnmächtig zu sein</text:span><text:span text:style-name="T13"><text:note text:id="ftn3" text:note-class="footnote"><text:note-citation>3</text:note-citation><text:note-body><text:p text:style-name="P47">Blumenberg, Arbeit am Mythos, S. 9ff</text:p></text:note-body></text:note></text:span><text:span text:style-name="T13">. Diese partikulare, existenzielle Erfahrung ist die Angst, und kann erst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er oder ähnliches zu erklären, auch ohne komplizierte wissenschaftliche Regeln einzuhalten.</text:span></text:p>
      <text:p text:style-name="P31">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48">Adorno/Horkheimer, Dialektik der Aufkärung, S. 5</text:p></text:note-body></text:note></text:p>
      <text:p text:style-name="P32">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32">Gleichzeitig fällt jedoch Aufklärung in den Mythos zurück, weil sie die Distanz zwischen Betrachter und Betrachtetem, Geordnetem, Interpretiertem schafft. Einerseits ist nämlich jeder, der Wissen anwendet, bereits einer, der die kritischen Regeln, die beim herausfinden eines <text:soft-page-break/>Naturgesetzes angewandt werden müssen, nicht mehr kennen muss<text:note text:id="ftn5" text:note-class="footnote"><text:note-citation>5</text:note-citation><text:note-body><text:p text:style-name="P48">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S. 7)</text:p></text:note-body></text:note> und so der Gefahr verfällt, nach dem alten Mythos-Verständnis seine Vernunft als Herrschafts-, statt als Erkenntnisinstrument anzuwenden. <text:span text:style-name="T14">Andererseits ist bereits der, der das Naturgesetz herausfindet, nach dem der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ächtigkeit ist besiegt, der Mensch hat von der Natur gelernt, wie er sie beherrschen kann. Diese Dynamik wird auch unter 1.1 noch einmal bemüht.</text:span></text:p>
      <text:p text:style-name="P33">Die angewandten Mittel mögen hierbei die der Rationalität sein, doch die Funktion, die die Aufklärung in der menschlichen Psyche erfüllt, ist die des Mythos: einer qualitativ unerfassbaren Natur werden Grenzen gesetzt, um sie beherrschen zu können.</text:p>
      <text:p text:style-name="P33">Ein <text:span text:style-name="T15">erhebliches </text:span>Merkmal <text:span text:style-name="T15">des Antisemitismus (nach Adornos Definition)</text:span> zeigt sich im Mythos – das Projektive. <text:span text:style-name="T15">Adorno ist in seinen </text:span><text:span text:style-name="T18">Studien zum autoritären Charakter</text:span><text:span text:style-name="T23">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eziert und überall gesehen, nur nicht in uns selbst; auch um das partikulare Selbstbild “rein” von fremdartigen, bösen Einflüssen zu machen.</text:span></text:p>
      <text:p text:style-name="P34"><text:span text:style-name="T22">Gängige antisemitische Mythen, die kolportiert werden, um ebendiese Triebe aus sich selbst zu “bannen”, sind beispielsweise die des raffgierigen Juden,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er Deutsche eben nur schlecht ist, weil er durch “fremde Einflüsse” manipuliert wird. So sind Mythen tief in antisemitische Weltbilder </text:span><text:soft-page-break/><text:span text:style-name="T22">verstrickt, und der Mythos erfüllt den für die eigene Psyche wichtigen Mechanismus der Projektion. </text:span></text:p>
      <text:p text:style-name="P43">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34"/>
      <text:h text:style-name="Heading_20_1" text:outline-level="1">1.1 Die repressive Egalität der Moderne</text:h>
      <text:p text:style-name="P34"/>
      <text:p text:style-name="P35">Viele Autoren haben versucht, die Moderne zu charakterisieren. Für diese Arbeit ist sie als das Milieu interessant, in dem der Faschismus seinen Höhepunkt erlebte, und in dem die Frage beantwortet werden muss, wie es so weit kommen konnte.</text:p>
      <text:p text:style-name="P35">Nietzsche ist als der Autor bekannt, der seine Zeit beschrieben hat wie kein zweiter. In <text:span text:style-name="T17">Also Sprach Zarathustra</text:span><text:span text:style-name="T22"> stellte er eine sehr subjektive Philosophie vor, in der das Element des einsamen Eremiten eine große Rolle spielte. Das Verhältnis des Einzelnen, des cartesianischen Subjekts zur Masse, zur Objektivität spielt bei vielen Autoren eine große Rolle.</text:span></text:p>
      <text:p text:style-name="P35"><text:span text:style-name="T22">So unangenehm es mir aufgrund seines antisemitischen Charakters ist, Heidegger zu zitieren, er hat zu dieser Frage </text:span><text:span text:style-name="T24">etwas sinnvolles über Marxismus</text:span><text:span text:style-name="T22"> geschrieben:</text:span></text:p>
      <text:p text:style-name="P65">“Was Marx <text:span text:style-name="T26">in</text:span> e<text:span text:style-name="T26">in</text:span>e<text:span text:style-name="T26">m</text:span> wesentlichen und bedeutenden Sinne von Hegel her als die Entfremdung des Menschen erkannt hat, reicht mit seinen Wurzeln in die Heimatlosigkeit des neuzeitlichen Menschen zurück. <text:span text:style-name="T26">[…]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49">Heidegger, S. 31f</text:p></text:note-body></text:note></text:p>
      <text:p text:style-name="P36">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52">Sartre, Der Existentialismus ist ein Humanismus</text:p></text:note-body></text:note>. Hier zeigt sich aber der Unterschied in der Moderne-Kritik von Linken und Rechten auf; während es rechts ist, die Moderne und ihre Folgen abzulehnen, sich entwurzelt, heimatlos zu fühlen, und mit der Romantik zurück zur guten alten Zeit zu wollen, ist der linke Anspruch, die <text:soft-page-break/>Probleme der Moderne kritisch zu verstehen und aufzuarbeiten, um durch die Chancen, die sie mit sich bringt, mit ihr, und über sie hinaus in eine befreite Gesellschaft zu gelangen<text:note text:id="ftn8" text:note-class="footnote"><text:note-citation>8</text:note-citation><text:note-body><text:p text:style-name="P53">Wenn das nur mehr “Linke” auch so sehen würden.</text:p></text:note-body></text:note>.</text:p>
      <text:p text:style-name="P36">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37">Die Quantifizierung, die ich in 1.0 bereits als Vorgang der Erfassung einer qualitativen Substanz in auf Zahlen zurückführbare Symbole beschrieben habe, <text:span text:style-name="T27">reduziert eben diese Substanz, wenn sie vermittelt wird, und entfremdet ihre vermittelte, objektive Identität von ihrer subjektiven. In der Arbeit äußert sich dieser Vorgang dadurch, dass der nur durch den Arbeiter subjektiv erfassbare, qualitative Wert der Arbeit und des daraus hervorgegangenen Produktes, das der Arbeiter mit seiner Arbeit geschaffen hat, nur dadurch einen objektiven Wert erhält, für den er auf einem Markt vermittelt werden kann, dass sein Wert zu einem Tauschwert quantifiziert wird</text:span><text:span text:style-name="T27"><text:note text:id="ftn9" text:note-class="footnote"><text:note-citation>9</text:note-citation><text:note-body><text:p text:style-name="P50">Marx. Irgendwas.</text:p></text:note-body></text:note></text:span><text:span text:style-name="T27">. Die Identität der Ware als Arbeitskraft für den Arbeiter, und die Identität der Ware als Tauschwert für den Markt, unterscheiden sich dabei zwangsläufig, weil man die Schweißtropfen, die der Arbeiter für die Ware vergießt, nicht quantitativ messen kann. Dieser Vermittlungsprozess ist eine Reduktion des subjektiven, qualitativen Wertes. </text:span></text:p>
      <text:p text:style-name="P38">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38">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8">eren Wert</text:span> nicht <text:span text:style-name="T28">vermittelt</text:span> wird, <text:span text:style-name="T28">deren Werk er für sich selbst erzeugen und anerkennen kann. Im umgekehrten Sinne gilt: “die gesellschaftliche Existenz beinhaltet unvermeidlich einen Teil Entfremdung, weil die Gesellschaft nicht von jedem als das Werk erzeugt und anerkannt werden kann, das er aus freien </text:span><text:soft-page-break/><text:span text:style-name="T28">Stücken in freiwilliger Zusammenarbeit mit allen anderen geschaffen hat.”</text:span><text:span text:style-name="T28"><text:note text:id="ftn10" text:note-class="footnote"><text:note-citation>10</text:note-citation><text:note-body><text:p text:style-name="P51">Gorz, S. 101</text:p></text:note-body></text:note></text:span></text:p>
      <text:p text:style-name="P39">Gorz erläutert das Lebensgefühl des so entfremdeten, eben nicht autonomen, sondern gleichgemachten Subjekts auch mit dem Zitat eines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51">ebenda</text:p></text:note-body></text:note> – und stößt auf das Problem jedes Anarchisten, dass die Objektivität einen eben trotzdem mitdenkt, wann immer man wahrgenommen wird, und nach wie vor miterfasst und entfremdet. Ein Konformist wie Heidegger kommt nicht mit dieser Zerissenheit klar; er beklagt sie als Heimatlosigkeit und versucht verzweifelt, ein “Sein” zu denken, dass die verlorene Funktion Gottes übernehmen soll.</text:p>
      <text:p text:style-name="P39">Und das ist auch das Problem, dass Adorno und Horkheimer mit der Reaktion auf die Moderne sehen; wo Aufklärung und Markt eine umfassende Vermittlung, Quantifizierung, Objektivität bereitstellen, erkennen die einen ihre Totalität und rebellieren dagegen; die anderen jedoch verzweifeln an ihrer Entfremdung, sehnen sich zurück nach einer eingebildeten mythischen Vergangenheit; greifen bereitwillig nach der mythischen Symbolik der Swastika und einer <text:span text:style-name="T29">Eigengruppe, die ihnen ihre Souveränität zurückzugeben scheint</text:span>; lassen der Projektion ihrer als <text:span text:style-name="T29">fremdartig und beängstigend verstandenen Triebe auf die Juden freien Lauf; retten sich in den Konformismus, wo alles andere aussichtlos erscheint; und bestrafen jeden, der sich nicht derselben Illusion hingibt wie sie, als Homo Sacer, der nichtmal seine Menschlichkeit verdient hat, wenn es keine außerhalb des Systems gibt.</text:span></text:p>
      <text:p text:style-name="P40">Diese Merkmale des autoritativen Charakters, wie Adorno sie in seinen <text:span text:style-name="T16">Studien zum autoritären Charakter</text:span><text:span text:style-name="T19"> schildert, sind als direkte oder indirekte Reaktion auf die Moderne verstehbar.</text:span></text:p>
      <text:p text:style-name="P40"/>
      <text:h text:style-name="Heading_20_1" text:outline-level="1">2. Das Internet – Totalität oder Freiraum?</text:h>
      <text:p text:style-name="P40"/>
      <text:p text:style-name="P42">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Strukturen der Moderne so sind, wie sie davon ausgehen – bei der Debatte, ob wir jetzt noch in der Moderne leben oder nicht, will ich mich mal nicht einmischen. Es steht jedoch außer Frage, dass wenn das Verhalten des Menschen von Strukturen abhängig ist, und mit dem Internet eine neue Struktur für Kommunikationsverhalten ins Spiel kommt, sich das Verhalten des Menschen ändern muss.</text:p>
      <text:p text:style-name="P44"><text:soft-page-break/>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44">Identität unterliegt dabei komplexen Dynamiken<text:span text:style-name="T19">.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21">man</text:span><text:span text:style-name="T19"> ein Bezeichnetes identifizieren, muss </text:span><text:span text:style-name="T21">man</text:span><text:span text:style-name="T19"> das also immer in Relation zu anderen tun, muss </text:span><text:span text:style-name="T21">es</text:span><text:span text:style-name="T19"> abgrenzen. Gleichzeitig </text:span><text:span text:style-name="T21">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21"><text:note text:id="ftn0" text:note-class="footnote"><text:note-citation>12</text:note-citation><text:note-body><text:p text:style-name="P67">Laclau, S. 67</text:p></text:note-body></text:note></text:span><text:span text:style-name="T21"> </text:span></text:p>
      <text:p text:style-name="P54">Dieser Konflikt klingt auch bereits in der Dialektik der Aufklärung an, <text:span text:style-name="T31">vor allem </text:span>in dem Kapitel über Kulturindustrie. <text:span text:style-name="T31">Wenn Adorno und Horkheimer über die Kulturindustrie schreiben - “Kultur heute schlägt alles mit Ähnlichkeit. Film, Radio, Magazine machen ein System aus. Jede Sparte ist einstimmig in sich und alle zusammen.”</text:span><text:span text:style-name="T31"><text:note text:id="ftn12" text:note-class="footnote"><text:note-citation>13</text:note-citation><text:note-body><text:p text:style-name="P67">Adorno/Horkheimer, Dialektik der Aufklärung S. 50</text:p></text:note-body></text:note></text:span><text:span text:style-name="T31"> - beklagen sie eben jene Verinheitlichung, die für die negativ ist, die sich eine Sparte suchen, einen Freiraum, in dem sie ihre Identität als Anderes ausleben können. Die identitär Schwachen, die Nonkonformist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56">Adorno und Horkheimer nennen auch Argumente für Dynamiken, die dafür sorgen sollen, dass sich die Medienmacht zentralisiert; dass es ökonomischer sei, wenige verschiedene Programme zu veröffentlichen, da “der technische Gegensatz weniger Herstellungszentren zur zerstreuten Rezeption Organisation und Planung durch die Verfügenden [bedinge]”<text:note text:id="ftn13" text:note-class="footnote"><text:note-citation>14</text:note-citation><text:note-body><text:p text:style-name="P68">ebenda</text:p></text:note-body></text:note>, und so möglichst viele Rezipienten auf einmal durch eine Ideologie in eine Identität gepresst werden müssten.</text:p>
      <text:p text:style-name="P56">Dieses ökonomische Argument für die Zentralisierung der Kulturindustrie ist heute nicht mehr <text:soft-page-break/>schlüssig. Die Verhältnisse haben sich gewandelt, wer heute Fernsehen machen will, muss keine Sendefrequenz besitzen, sondern nur eine Webcam und einen (kostenlosen) Youtube-Kanal. Wir leben in einem Zeitalter, in dem Kultur von jedem gemacht werden kann, der Zugang zu einem Rechner mit Internetanschluss hat, und nicht nur in den Industrieländern fast jeder von uns jederzeit einen solchen Rechner mit sich in der Hosentasche trägt. Michael Seemann beschreibt diese Entwicklung wie folgt:</text:p>
      <text:p text:style-name="P65">“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4" text:note-class="footnote"><text:note-citation>15</text:note-citation><text:note-body><text:p text:style-name="P69">Seemann, S. 71</text:p></text:note-body></text:note></text:p>
      <text:p text:style-name="P57">Stattdessen feiern Plattformen wie Youtube einen rasanten Aufstieg, basierend auf einer wichtigen Strukturgrundlage: der Nichtrivalität digitaler Güter und Räume. Digitale Räume können nahezu unendlich viele nebeneinander existieren, Lebensraum aller Nutzer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57">Gleichzeitig gibt es andere Grenzen in diesen Räumen; sie alle haben gewisse Regeln, und diese sind für gewöhnlich von den Plattformbetreibern definiert. Diese Regeln entfalten einiges an Totalität, sie erlauben einige Handlungen und verhindern oder sanktionieren andere. Plattformen wie Facebook sind massiv in der Kritik, <text:span text:style-name="T32">unter anderem </text:span>weil <text:span text:style-name="T32">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mit einem technokratischen Regime der Plattformbetreiber zu vergleichen.</text:span></text:p>
      <text:p text:style-name="P58">So treten auch in den unendlichen Weiten des Internets, die eigentlich garantieren sollten, dass jeder hier genug Platz hat, wieder dieselben Dynamiken auf. Die strukturellen Determinanten der digitalen Räume bestimmen, wie sich die Menschen verhalten, und der Kampf um die Menschen ist abermals ein Kampf um die Strukturen, in denen sie leben. Doch wie läuft dieser Kampf und was gibt es für Schlachtfelder?</text:p>
      <text:p text:style-name="P58"/>
      <text:h text:style-name="Heading_20_1" text:outline-level="1"><text:soft-page-break/>2.0 <text:span text:style-name="T32">Der Mythos</text:span> im Netz</text:h>
      <text:p text:style-name="P58"/>
      <text:p text:style-name="P58">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33">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33"><text:note text:id="ftn15" text:note-class="footnote"><text:note-citation>16</text:note-citation><text:note-body><text:p text:style-name="P70">Dieser Absatz wird unter dem Eindruck einer Diskussion vom 16.2. geschrieben, die damit endete, dass der Autor jemand anders als “Antisemiten” beschimpfte, was mit “komplexbeladener Nachfahre” quittiert wurde.</text:p></text:note-body></text:note></text:span><text:span text:style-name="T33">.</text:span></text:p>
      <text:p text:style-name="P59">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 angemessen auf die Anforderungen des neuen Spiels vorzubereiten.</text:p>
      <text:p text:style-name="P59">Es gibt jedoch vor allem zwei Phänomene, die auf mehr als nur mangelnde Bildung, sondern stattdessen auf autoritative Charaktere zurückzuführen sind. <text:span text:style-name="T34">So ist die Flüchtlingskrise, der größte Polarisierungsmechanismus in der Zeit meiner Online-Existenz, Grund für ein höchst problematisches Aufkommen moderner (rechter) Mythen.</text:span></text:p>
      <text:p text:style-name="P60">Bereits vor der sexualisierten Gewalt in der Nacht auf den 1.1.2016 in Köln wurden vor allem auf Facebook Gerüchte kolportiert, dass es in diesem oder jenen Dorf, in dem der Verfasser angeblich jemanden kannte, Vergewaltigungen durch Asylbewerber gegeben hätte. Dies wurde unter anderem durch ein Video auf die Spitze getrieben, in dem ostdeutsche Jugendliche vor laufender Kamera behaupten, Flüchtlinge würden Kinder essen<text:note text:id="ftn16" text:note-class="footnote"><text:note-citation>17</text:note-citation><text:note-body><text:p text:style-name="P71">http://www.vice.com/de/read/warum-das-virale-flchtlinge-essen-kinder-video-nicht-lustig-ist-787</text:p></text:note-body></text:note>. Im Laufe der Diskussion um dieses Video wurde unter anderem hier<text:note text:id="ftn17" text:note-class="footnote"><text:note-citation>18</text:note-citation><text:note-body><text:p text:style-name="P71">http://www.schleckysilberstein.com/2015/12/sie-essen-uns-liebsten-lebendig-auslander-facts/</text:p></text:note-body></text:note> auch noch auf kreative Weise mit den modernen Mythen des Netzes aufgeräumt.</text:p>
      <text:p text:style-name="P60"><text:soft-page-break/>Seit den Übergriffen von Köln sind diese Mythen jedoch bereits näher gerückt, und werden hauptsächlich von älteren Männern, seltener von den tatsächlich betroffenen Frauen, weiterverbreitet. die Falschmeldung von RTdeutsch<text:note text:id="ftn18" text:note-class="footnote"><text:note-citation>19</text:note-citation><text:note-body><text:p text:style-name="P71">http://www.welt.de/politik/deutschland/article151634888/Moskau-beklagt-Jagd-auf-russische-Journalisten.html</text:p></text:note-body></text:note>, dass eine 13-Jährige Russlanddeutsche entführt und vergewaltigt wurde, fiel auf fruchtbaren Boden, infolgedessen sich bundesweit auch Russlanddeutsche den Pegida-Aufmärschen anschlossen.</text:p>
      <text:p text:style-name="P60">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19" text:note-class="footnote"><text:note-citation>20</text:note-citation><text:note-body><text:p text:style-name="P72">Adorno, Autoritäre Charakter</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35">Hass auf Geflüchtete zu schüren und ganz nebenbei sich selbst eine Absolution von ebenjenen Verbrechen zu erteilen.</text:span></text:p>
      <text:p text:style-name="P61">Andere berüchtigte Mythen des Internets sind Verschwörungstheorien. Die vielfältigen sozialen Netze, unterstützt von diversen “Truther”-Blogs, scheinen den einhelligen Ruf “Verschwörungstheoretiker aller Länder, vereinigt euch!” herausgegeben zu haben, und diverse Plattformen auch innerhalb der sozialen Netzwerke bilden sich heraus, auf denen sich Spinner (nach Adornos Typologie der Antisemiten<text:note text:id="ftn20" text:note-class="footnote"><text:note-citation>21</text:note-citation><text:note-body><text:p text:style-name="P72">Ebenda, Typologie/Spinner</text:p></text:note-body></text:note>) aller Art austauschen und gegenseitig “informieren”. </text:p>
      <text:p text:style-name="P61">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Urteilskraft, um sich angemessen über die Vorgänge des 11. Septembers 2001 zu informieren.</text:p>
      <text:p text:style-name="P61">Während die politische Bewegung, die sich aus besagten Plattformen heraus verbreitet, die sogenannten Montags”wahnmachen”, in der Bedeutungslosigkeit verschwunden ist, sind die Gefahren durch antisemitische Spinner jedoch keineswegs zu verharmlosen. Um ihren Verbreitungsradius zu verringern, müssten öffentliche Bildungssysteme das Problem der Medienkompetenz endlich in den Griff bekommen. Doch um langfristig zu verhindern, dass Menschen sich für Verschwörungstheorien interessieren, muss das Problem des Antisemitismus, wie <text:soft-page-break/>Adorno ihn definiert hat, anders angegangen werden. Gängige Vorschläge hierzu <text:span text:style-name="T36">lassen sich unter “Kapitalismus überwinden”, “Autoritäre Strukturen abbauen” und “Deutschland kaputtmachen” einordnen.</text:span></text:p>
      <text:p text:style-name="P61"/>
      <text:h text:style-name="Heading_20_1" text:outline-level="1">2.1 Informationsökonomie und repressive Egalität</text:h>
      <text:p text:style-name="P55"/>
      <text:p text:style-name="P62"/>
      <text:p text:style-name="P62"/>
      <text:p text:style-name="P62"/>
      <text:p text:style-name="P11"/>
      <text:p text:style-name="P11">- die in 1.1 beobachtete Verobjektivierung der eigenen Qualitäten lässt sich als Quantifizierung begreifen und damit in Informationsökonomie wiederfinden</text:p>
      <text:p text:style-name="P11">- die 1/0-Erfassung der informatischen Übertragung quantifiziert das Selbst weiter und objektiviert</text:p>
      <text:p text:style-name="P11">- die Folgen dieses Prinzips, die digitale Identität, ist genauso von einem entfremdet wie Arbeit</text:p>
      <text:p text:style-name="P11">- <text:span text:style-name="T6">Dichotomie gesellschaftliche Beziehungen – persönliche Beziehungen: wie findet was in facebook statt?</text:span></text:p>
      <text:p text:style-name="P11">3. <text:span text:style-name="T1">Aufklärung wird demokratisiert und massentauglich</text:span></text:p>
      <text:p text:style-name="P16">- <text:span text:style-name="T1">Mehr Menschen Zugang <text:s/>zu Information und Kommunikation als jeher</text:span></text:p>
      <text:p text:style-name="P16">- <text:span text:style-name="T1">Technik muss ökonomischen Gesetzen gehorchen und im Sinne der instrumentellen Vernunft eingesetzt werden</text:span></text:p>
      <text:p text:style-name="P41"><text:span text:style-name="T19">- </text:span><text:span text:style-name="T20">Internet ist das größte Herrschaftsinstrument der Welt</text:span></text:p>
      <text:p text:style-name="P22">Dialektik der Aufklärung:</text:p>
      <text:p text:style-name="P1">Seite 10 – Abstraktion und Gleichmachung heißt Liquidierung des Unterschieds, repressive Egalität</text:p>
      <text:p text:style-name="P3">Seite 20 – Instrument der Herrschaft, Rationalität gewinnt Selbstständigkeit</text:p>
      <text:p text:style-name="P3">Seite 35 – Exkurs 2: Juliette</text:p>
      <text:p text:style-name="P3">Seite 50 – Kulturindustrie: Aufklärung als Massenbetrug</text:p>
      <text:p text:style-name="P3"/>
      <text:p text:style-name="P4">Die Beobachtungen, nach denen Adornheimer die Kulturindustrie definieren, ließen sich im digitalen Zeitalter höchstens noch auf die Schlagerindustrie anwenden, und ihr geht tendenziell die Nachfrage, zumindest aber die Totalität aus. Das Bedürfnis nach Individualität, Differenz statt repressiver Egalität der Kulturindustrie, lässt sich heutzutage durch die Aufmerksamkeitsökonomie des Internets problemlos befriedigen; für jeden Geschmack hat die Musik ein Subgenre hervorgebracht, für jeden Abgrenzungsdrang gibt es eine Nische. </text:p>
      <text:p text:style-name="P4">Der Masse wurde statt dem Aufklärungsbetrug, den Adornheimer witterten, die Stimme gegeben, die Möglichkeit sich zu äußern und selbst künstlerisch zu betätigen; dieses Versprechen des freien Marktes wurde eingelöst. Doch autonom ist sie noch lange nicht, denn auch die neuen Medien haben kulturell festgesteckte Grenzen, die die neue Klasse der Schaffenden in ihrer Kreativität heteronom begrenzen – ein Youtube-Video wird in der Regel nicht länger als 10 Minuten angesehen, ein Song wird gar maximal 5 Minuten ausgehalten. Podcasts, das Radio des Internets, oft von der Länge einer Stunde und nur im Audioformat, werden wahrscheinlich gar von weniger Leuten gehört als aufgenommen. Genau weiß ich das nicht, ich habe mir nie einen angehört.</text:p>
      <text:p text:style-name="P4">Das digitale Zeitalter schafft sich so seine neue, eigene Aufmerksamkeitsökonomie, in der manche Problematiken der alten Kulturindustrie nicht mehr gelten, aber einige neue Grenzen sich aufgetan haben. <text:span text:style-name="T2">Wenigstens sind die Beobachtungen Adornheimers, und der Fakt, dass sie heute nicht mehr reproduzierbar sind, ein Beweis für die Annahme, dass sich der Mensch und sein Bild ändert mit den Verhältnissen und Strukturen, in denen er sich verhalten kann und in denen er beim handeln beobachtet wird.</text:span></text:p>
      <text:p text:style-name="P19">Die Dritte Welle miteinbeziehen?</text:p>
      <text:p text:style-name="P4"/>
      <text:p text:style-name="P9">Andre Gorz: Wege ins Paradies</text:p>
      <text:p text:style-name="P9">Seite 100 – Interview</text:p>
      <text:p text:style-name="P9">100 – Definition Autonomie: asozial sein, im Bruch mit gesellschaftlichen Normen (Produktion)</text:p>
      <text:p text:style-name="P12">101 – Gesellschaft ist immer Entfremdung</text:p>
      <text:p text:style-name="P12">103 – Entfremdung lässt sich nicht vollständig beseitigen</text:p>
      <text:p text:style-name="P12">109 – Abneigung gegen Arbeit, aber nur Wahl zwischen Vollbeschäftigung und Arbeitslosigkeit</text:p>
      <text:p text:style-name="P13">116 – Fachleute sind kein Problem </text:p>
      <text:p text:style-name="P13">Seite 119 – Die Dritte Welle</text:p>
      <text:p text:style-name="P13">120 – neue Theorien fast nie aus empirischen Beobachtungen entstanden, sondern umgekehrt</text:p>
      <text:p text:style-name="P14">121 – Kausalität gerät ins Wanken</text:p>
      <text:p text:style-name="P14">123 – entweder dezentralisierung, Zersplitterung, oder totalitäre Ineffizienz der Gesellschaft</text:p>
      <text:p text:style-name="P14">124 – Entmassung der Medien (Kulturindustrie?) </text:p>
      <text:p text:style-name="P14">126 – wenn es an einer normierenden Autorität fehlt, wird Konformismus unmöglich</text:p>
      <text:p text:style-name="P14">126 – Entmassung erlaubt/ermöglicht existenzielle Autonomie</text:p>
      <text:p text:style-name="P14"/>
      <text:p text:style-name="P14"/>
      <text:p text:style-name="P23">Wer die Entgleisung der Menschlichkeit verstehen will, muss sich auf eine kleine anthropologische Grundannahme einlassen: der Mensch ist Angst.</text:p>
      <text:p text:style-name="P24">Hineingeworfen in eine Welt voller Unbekannten, ist alles erst einmal potentiell stärker als du. Alles ist Drohung, und ob es will oder nicht, es droht dir die Seele aus dem Leib, Angst essen Seele auf. Wenn das nicht schlimm genug wäre, muss man drei mal am Tag hoffen, dass genug Essen da ist. Man hofft, dass man auch diese Nacht eine geeignete Unterkunft zum schlafen findet. Ein großer Teil unseres Selbst ist dann auch noch eine dieser Unbekannten, Unerfassbaren, vor dem man nicht einmal weglaufen kann, und dann stecke einmal sieben Milliarden dieser wirren <text:soft-page-break/>Geschöpfe, die bereit sind, alles zu tun, um sich vor ihrem nächsten zu verteidigen, in eine Gesellschaft...</text:p>
      <text:p text:style-name="P24">Herrschaft hilft. Das erste was sie beherrschte, noch bevor sie einen Namen bekam, war sie selbst. Sie beherrschte ihre lähmende Angst, degradierte sie zur Furcht und rannte rechtzeitig weg, bevor sie gefressen wurde. Als nächstes beherrschte sie das Feuer, denn sie sah, dass es nur ein weiterer Gott war, mit dem sie reden konnte. So wurde das Unbekannte ein weiteres Mal zum Mythos degradiert und <text:span text:style-name="T8">zum Werkzeug in der Hand der Menschen, um Stück für Stück die Welt zu erobern, bis man eines Tages vielleicht auch das bedrohliche Unbekannte in sich selbst in den Griff kriegen würde.</text:span></text:p>
      <text:p text:style-name="P21">Veraltet: </text:p>
      <text:p text:style-name="P19"/>
      <text:p text:style-name="P17">Das Internet - die letzte Konsequenz der Aufklärung</text:p>
      <text:p text:style-name="P17"/>
      <text:p text:style-name="P17"/>
      <text:p text:style-name="P17">0. Freiheitliches Potential des Internets</text:p>
      <text:p text:style-name="P17">- Anonymität, Privatsphäre, verschlüsselte Kommunikation, OpenData, ShareEconomy, OpenSource, Wikipedia</text:p>
      <text:p text:style-name="P17">1. Internetoptimismus in der Netzbewegung – Michael Seemann</text:p>
      <text:p text:style-name="P17">- Ökonomische Grundlagen</text:p>
      <text:p text:style-name="P17">- Warum ist dezentrale Organisation plötzlich ökonomisch sinnvoll?</text:p>
      <text:p text:style-name="P17">- Angriff auf traditionelle Institutionen</text:p>
      <text:p text:style-name="P17">1.0 Reflektierte Kommunikation</text:p>
      <text:p text:style-name="P17">- Wenn man spricht, kommt das Ergebnis sofort aus dem Mund</text:p>
      <text:p text:style-name="P17">- Bevor man Nachrichten abschickt, liest man sie noch einmal</text:p>
      <text:p text:style-name="P17">- Eigene Gedanken aufgeschrieben zu sehen und viel Feedback konfrontiert einen mit eigenen Aussagen</text:p>
      <text:p text:style-name="P17">- <text:span text:style-name="T2">Jeder kann zum Produzenten werden</text:span></text:p>
      <text:p text:style-name="P17">1.1 Potential in Emanzipatorischen Bewegungen</text:p>
      <text:p text:style-name="P17">- Neue Machtnetzwerke bilden sich mithilfe des Internets</text:p>
      <text:p text:style-name="P17">- Arabischer Frühling</text:p>
      <text:p text:style-name="P17">- Filtersouveränität, raus aus der Filterbubble der Realität</text:p>
      <text:p text:style-name="P17">1.2 Potential für die Wissenschaft</text:p>
      <text:p text:style-name="P17">- geteiltes, offenes Wissen und offene Quellen könnten Wissenschaft viel nützen</text:p>
      <text:p text:style-name="P17">- Wikipedia <text:span text:style-name="T1">zur </text:span>größte<text:span text:style-name="T1">n und besten Enzyklopädie </text:span>der Welt</text:p>
      <text:p text:style-name="P17">- Entwicklung wird aus den falschen Gründen verschlafen</text:p>
      <text:p text:style-name="P17">2. Regressive Elemente des Internets – Verdatung der Welt</text:p>
      <text:p text:style-name="P17">- <text:span text:style-name="T1">Alles wird in 0 und 1 erfasst und geordnet, schon beim einzelnen User</text:span></text:p>
      <text:p text:style-name="P17">2.0 Plattformherrschaft</text:p>
      <text:p text:style-name="P17">- Facebook</text:p>
      <text:p text:style-name="P17">- BlaBlaCar</text:p>
      <text:p text:style-name="P17">2.1 Herrschaft auf globaler Ebene</text:p>
      <text:p text:style-name="P17">- Geheimdienste</text:p>
      <text:p text:style-name="P17">- Selbstkontrolle durch Angst vor Geheimdiensten</text:p>
      <text:p text:style-name="P17">2.2 Herrschaft über das Leben des Individuums</text:p>
      <text:p text:style-name="P17">- Kontrolle der eigenen Beziehungen</text:p>
      <text:p text:style-name="P17">- Kontrolle der eigenen Geschichte (Facebookchronik, Identitäten)</text:p>
      <text:p text:style-name="P17">- <text:span text:style-name="T1">Planung und Ordnung des Lebens in GoogleCalendar, Freundschaftskategorien und Browserlesezeichen</text:span></text:p>
      <text:p text:style-name="P17">3. <text:span text:style-name="T1">Aufklärung wird demokratisiert und massentauglich</text:span></text:p>
      <text:p text:style-name="P17">- <text:span text:style-name="T1">Mehr Menschen Zugang <text:s/>zu Information und Kommunikation als jeher</text:span></text:p>
      <text:p text:style-name="P17">- <text:span text:style-name="T1">Technik muss ökonomischen Gesetzen gehorchen und im Sinne der instrumentellen Vernunft eingesetzt werden</text:span></text:p>
      <text:p text:style-name="P17">- <text:span text:style-name="T1">Internet ist das größte Herrschaftsinstrument der Welt</text:span></text:p>
      <text:p text:style-name="P18">4. Der Wilde Westen ist vorbei</text:p>
      <text:p text:style-name="P18">- Freiheit im Internet hat etwa 30 Jahre(?) gedauert</text:p>
      <text:p text:style-name="P18">- Machtnetzwerke haben sich angepasst, das Netz verstanden und wehren sich gegen emanzipatorische Bestrebungen</text:p>
      <text:p text:style-name="P18">- Anarchistisches Potential des Internets wurde von den meisten seiner Nutznießer nicht begriffen und konnte nicht rechtzeitig umgesetzt werden</text:p>
      <text:p text:style-name="P18">- Peter Sunde: man muss erst die Gesellschaft fixen, bevor man das Internet fixen kan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17T16:12:17.926891793</dc:date>
    <meta:editing-duration>P3DT9H37M57S</meta:editing-duration>
    <meta:editing-cycles>11</meta:editing-cycles>
    <meta:generator>LibreOffice/4.3.3.2$Linux_X86_64 LibreOffice_project/430m0$Build-2</meta:generator>
    <meta:document-statistic meta:table-count="0" meta:image-count="0" meta:object-count="0" meta:page-count="16" meta:paragraph-count="187" meta:word-count="5706" meta:character-count="41638" meta:non-whitespace-character-count="36076"/>
  </office:meta>
</office:document-meta>
</file>